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top" draw:auto-grow-height="fals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draw:fill-color="#7da647" draw:opacity-name="Transparency_20_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688cm" svg:height="2.5cm" svg:x="1cm" svg:y="4cm">
          <text:p text:style-name="P1">(struct nlmsghd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2.5cm" svg:x="6.688cm" svg:y="4cm">
          <text:p text:style-name="P1">Pad</text:p>
          <text:p text:style-name="P1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0.6cm" svg:height="2.5cm" svg:x="8cm" svg:y="4cm">
          <text:p text:style-name="P1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2.5cm" svg:x="38.6cm" svg:y="4cm">
          <text:p text:style-name="P1">Pad</text:p>
          <text:p text:style-name="P1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9cm" svg:height="2.5cm" svg:x="39.9cm" svg:y="4cm">
          <text:p text:style-name="P1">nlmsghd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3cm" svg:height="2.5cm" svg:x="8cm" svg:y="12.2cm">
          <text:p text:style-name="P1">Family 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2.5cm" svg:x="13.3cm" svg:y="12.2cm">
          <text:p text:style-name="P1">Pad</text:p>
          <text:p text:style-name="P1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4cm" svg:height="2.5cm" svg:x="14.6cm" svg:y="12.2cm">
          <text:p text:style-name="P1">Attribu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0.582cm" svg:height="0.5cm" svg:x="8.018cm" svg:y="10.4cm">
          <text:p text:style-name="P2">nlmsg_len(nlh)</text:p>
          <draw:enhanced-geometry svg:viewBox="0 0 21600 21600" draw:text-areas="?f5 ?f1 ?f6 ?f3" draw:mirror-horizontal="false" draw:mirror-vertical="false" draw:type="left-right-arrow" draw:modifiers="512.71761581587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37.6cm" svg:height="0.5cm" svg:x="1cm" svg:y="2.9cm">
          <text:p text:style-name="P2"><text:s/>nlmsg_msg_size(payload)</text:p>
          <draw:enhanced-geometry svg:viewBox="0 0 21600 21600" draw:text-areas="?f5 ?f1 ?f6 ?f3" draw:mirror-horizontal="false" draw:mirror-vertical="false" draw:type="left-right-arrow" draw:modifiers="408.373110050399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38.9cm" svg:height="0.5cm" svg:x="1cm" svg:y="2cm">
          <text:p text:style-name="P2">nlmsg_total_size(payload)</text:p>
          <draw:enhanced-geometry svg:viewBox="0 0 21600 21600" draw:text-areas="?f5 ?f1 ?f6 ?f3" draw:mirror-horizontal="false" draw:mirror-vertical="false" draw:type="left-right-arrow" draw:modifiers="398.759006179329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5.3cm" svg:height="0.5cm" svg:x="8cm" svg:y="11.2cm">
          <text:p text:style-name="P2">hdrlen</text:p>
          <draw:enhanced-geometry svg:viewBox="0 0 21600 21600" draw:text-areas="?f5 ?f1 ?f6 ?f3" draw:mirror-horizontal="false" draw:mirror-vertical="false" draw:type="left-right-arrow" draw:modifiers="2876.74023769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4cm" svg:height="0.5cm" svg:x="14.6cm" svg:y="11.2cm">
          <text:p text:style-name="P2">nlmsg_attrlen(nlh, hdrlen)</text:p>
          <draw:enhanced-geometry svg:viewBox="0 0 21600 21600" draw:text-areas="?f5 ?f1 ?f6 ?f3" draw:mirror-horizontal="false" draw:mirror-vertical="false" draw:type="left-right-arrow" draw:modifiers="520.54725743692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8cm" svg:y1="1cm" svg:x2="8cm" svg:y2="17.6cm">
          <text:p/>
        </draw:line>
        <draw:line draw:style-name="gr6" draw:text-style-name="P1" draw:layer="layout" svg:x1="14.6cm" svg:y1="1cm" svg:x2="14.6cm" svg:y2="27cm">
          <text:p/>
        </draw:line>
        <draw:line draw:style-name="gr6" draw:text-style-name="P1" draw:layer="layout" svg:x1="28.9cm" svg:y1="1cm" svg:x2="28.9cm" svg:y2="27cm">
          <text:p/>
        </draw:line>
        <draw:line draw:style-name="gr6" draw:text-style-name="P1" draw:layer="layout" svg:x1="30.2cm" svg:y1="1cm" svg:x2="30.2cm" svg:y2="27cm">
          <text:p/>
        </draw:line>
        <draw:custom-shape draw:style-name="gr7" draw:text-style-name="P1" draw:layer="layout" svg:width="3.4cm" svg:height="34cm" draw:transform="rotate (-1.57079632679579) translate (41cm 7.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3.6cm" svg:height="26cm" draw:transform="rotate (-1.57079632679579) translate (39.5cm 15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5.3cm" svg:height="2.5cm" svg:x="14.6cm" svg:y="22.7cm">
          <text:p text:style-name="P1">Header</text:p>
          <text:p text:style-name="P1">(struct nlatt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2.5cm" svg:x="19.9cm" svg:y="22.7cm">
          <text:p text:style-name="P1">Pad</text:p>
          <text:p text:style-name="P1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7.7cm" svg:height="2.5cm" svg:x="21.2cm" svg:y="22.7cm">
          <text:p text:style-name="P1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cm" svg:height="2.5cm" svg:x="28.9cm" svg:y="22.7cm">
          <text:p text:style-name="P1">Pad</text:p>
          <text:p text:style-name="P1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4.3cm" svg:height="0.5cm" svg:x="14.6cm" svg:y="20.2cm">
          <text:p text:style-name="P2">nlattr-&gt;nla_len</text:p>
          <draw:enhanced-geometry svg:viewBox="0 0 21600 21600" draw:text-areas="?f5 ?f1 ?f6 ?f3" draw:mirror-horizontal="false" draw:mirror-vertical="false" draw:type="left-right-arrow" draw:modifiers="1064.8206419131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14.6cm" svg:y="20.9cm">
          <text:p text:style-name="P2">NLA_HDRLEN</text:p>
          <draw:enhanced-geometry svg:viewBox="0 0 21600 21600" draw:text-areas="?f5 ?f1 ?f6 ?f3" draw:mirror-horizontal="false" draw:mirror-vertical="false" draw:type="left-right-arrow" draw:modifiers="2310.19542493562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9cm" svg:height="0.5cm" svg:x="21.2cm" svg:y="20.9cm">
          <text:p text:style-name="P2"><text:s/>NLA_ALIGN(payload)</text:p>
          <draw:enhanced-geometry svg:viewBox="0 0 21600 21600" draw:text-areas="?f5 ?f1 ?f6 ?f3" draw:mirror-horizontal="false" draw:mirror-vertical="false" draw:type="left-right-arrow" draw:modifiers="1711.0098877902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21.2cm" svg:y1="1cm" svg:x2="21.2cm" svg:y2="27cm">
          <text:p/>
        </draw:line>
        <draw:line draw:style-name="gr6" draw:text-style-name="P1" draw:layer="layout" svg:x1="13.3cm" svg:y1="1cm" svg:x2="13.3cm" svg:y2="17.6cm">
          <text:p/>
        </draw:line>
        <draw:line draw:style-name="gr6" draw:text-style-name="P1" draw:layer="layout" svg:x1="39.9cm" svg:y1="1cm" svg:x2="39.9cm" svg:y2="17.6cm">
          <text:p/>
        </draw:line>
        <draw:line draw:style-name="gr9" draw:text-style-name="P1" draw:layer="layout" svg:x1="45.9cm" svg:y1="4cm" svg:x2="49.4cm" svg:y2="4cm">
          <text:p/>
        </draw:line>
        <draw:line draw:style-name="gr9" draw:text-style-name="P1" draw:layer="layout" svg:x1="45.9cm" svg:y1="6.5cm" svg:x2="49.4cm" svg:y2="6.5cm">
          <text:p/>
        </draw:line>
        <draw:custom-shape draw:style-name="gr5" draw:text-style-name="P2" draw:layer="layout" svg:width="38.9cm" svg:height="0.5cm" svg:x="1cm" svg:y="7cm">
          <text:p text:style-name="P2">nlmsg_next(nlh)</text:p>
          <draw:enhanced-geometry svg:viewBox="0 0 21600 21600" draw:text-areas="0 ?f0 ?f5 ?f2" draw:mirror-horizontal="false" draw:mirror-vertical="false" draw:type="right-arrow" draw:modifiers="21203.547466646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cm" svg:height="0.5cm" svg:x="1cm" svg:y="7.8cm">
          <text:p text:style-name="P2">nlmsg_data(nlh)</text:p>
          <draw:enhanced-geometry svg:viewBox="0 0 21600 21600" draw:text-areas="0 ?f0 ?f5 ?f2" draw:mirror-horizontal="false" draw:mirror-vertical="false" draw:type="right-arrow" draw:modifiers="19477.331809741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cm" svg:height="0.5cm" svg:x="48cm" svg:y="24.5cm">
          <text:p text:style-name="P2">nlmsg_data(nlh)</text:p>
          <draw:enhanced-geometry svg:viewBox="0 0 21600 21600" draw:text-areas="?f5 ?f1 ?f6 ?f3" draw:mirror-horizontal="false" draw:mirror-vertical="false" draw:type="left-right-arrow" draw:modifiers="2209.0558491644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8cm" svg:y="15.1cm">
          <text:p text:style-name="P2">nlmsg_attrdata(nlh, hdrlen)</text:p>
          <draw:enhanced-geometry svg:viewBox="0 0 21600 21600" draw:text-areas="0 ?f0 ?f5 ?f2" draw:mirror-horizontal="false" draw:mirror-vertical="false" draw:type="right-arrow" draw:modifiers="19263.626723223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5.6cm" svg:height="0.5cm" svg:x="14.6cm" svg:y="18.8cm">
          <text:p text:style-name="P2">nla_total_size(payload)</text:p>
          <draw:enhanced-geometry svg:viewBox="0 0 21600 21600" draw:text-areas="?f5 ?f1 ?f6 ?f3" draw:mirror-horizontal="false" draw:mirror-vertical="false" draw:type="left-right-arrow" draw:modifiers="976.091276200244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4.3cm" svg:height="0.5cm" svg:x="14.6cm" svg:y="19.5cm">
          <text:p text:style-name="P2">nla_attr_size(payload)</text:p>
          <draw:enhanced-geometry svg:viewBox="0 0 21600 21600" draw:text-areas="?f5 ?f1 ?f6 ?f3" draw:mirror-horizontal="false" draw:mirror-vertical="false" draw:type="left-right-arrow" draw:modifiers="1078.4140969163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14.6cm" svg:y="25.6cm">
          <text:p text:style-name="P2"><text:s/>nla_data(nla)</text:p>
          <draw:enhanced-geometry svg:viewBox="0 0 21600 21600" draw:text-areas="0 ?f0 ?f5 ?f2" draw:mirror-horizontal="false" draw:mirror-vertical="false" draw:type="right-arrow" draw:modifiers="19263.626723223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.7cm" svg:height="0.5cm" svg:x="21.2cm" svg:y="21.7cm">
          <text:p text:style-name="P2">nla_len(nla)</text:p>
          <draw:enhanced-geometry svg:viewBox="0 0 21600 21600" draw:text-areas="?f5 ?f1 ?f6 ?f3" draw:mirror-horizontal="false" draw:mirror-vertical="false" draw:type="left-right-arrow" draw:modifiers="1999.84417608103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5.6cm" svg:height="0.5cm" svg:x="14.6cm" svg:y="26.5cm">
          <text:p text:style-name="P2"><text:s/>nla_next(nla)</text:p>
          <draw:enhanced-geometry svg:viewBox="0 0 21600 21600" draw:text-areas="0 ?f0 ?f5 ?f2" draw:mirror-horizontal="false" draw:mirror-vertical="false" draw:type="right-arrow" draw:modifiers="20604.52535093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cm" svg:y1="1cm" svg:x2="1cm" svg:y2="17.6cm">
          <text:p/>
        </draw:line>
        <draw:custom-shape draw:style-name="gr10" draw:text-style-name="P1" draw:layer="layout" svg:width="5.9cm" svg:height="2.5cm" svg:x="30.2cm" svg:y="22.7cm">
          <text:p text:style-name="P1">Header</text:p>
          <text:p text:style-name="P1">(struct nlattr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6.2cm" svg:y1="22.7cm" svg:x2="38.5cm" svg:y2="22.7cm">
          <text:p/>
        </draw:line>
        <draw:line draw:style-name="gr9" draw:text-style-name="P1" draw:layer="layout" svg:x1="36.2cm" svg:y1="25.2cm" svg:x2="38.5cm" svg:y2="25.2cm">
          <text:p/>
        </draw:line>
        <draw:line draw:style-name="gr6" draw:text-style-name="P1" draw:layer="layout" svg:x1="38.6cm" svg:y1="1cm" svg:x2="38.6cm" svg:y2="27cm">
          <text:p/>
        </draw:line>
      </draw:page>
      <draw:page draw:name="page2" draw:style-name="dp1" draw:master-page-name="Predeterminado">
        <draw:custom-shape draw:style-name="gr1" draw:text-style-name="P3" draw:layer="layout" svg:width="5.688cm" svg:height="2.5cm" svg:x="1cm" svg:y="4cm">
          <text:p text:style-name="P3">(struct nlmsghd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2.5cm" svg:x="6.688cm" svg:y="4cm">
          <text:p text:style-name="P3">Pad</text:p>
          <text:p text:style-name="P3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2.3cm" svg:height="2.5cm" svg:x="8cm" svg:y="4cm">
          <text:p text:style-name="P3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2.5cm" svg:x="30.2cm" svg:y="4cm">
          <text:p text:style-name="P3">Pad</text:p>
          <text:p text:style-name="P3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9cm" svg:height="2.5cm" svg:x="31.5cm" svg:y="4cm">
          <text:p text:style-name="P3">nlmsghd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3cm" svg:height="2.5cm" svg:x="8cm" svg:y="11.1cm">
          <text:p text:style-name="P3">Family 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2.5cm" svg:x="13.3cm" svg:y="11.1cm">
          <text:p text:style-name="P3">Pad</text:p>
          <text:p text:style-name="P3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5.6cm" svg:height="2.5cm" svg:x="14.6cm" svg:y="11.1cm">
          <text:p text:style-name="P3">Attribu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2.2cm" svg:height="0.5cm" svg:x="8cm" svg:y="3.1cm">
          <text:p text:style-name="P2">nlmsg_len(nlh)</text:p>
          <draw:enhanced-geometry svg:viewBox="0 0 21600 21600" draw:text-areas="?f5 ?f1 ?f6 ?f3" draw:mirror-horizontal="false" draw:mirror-vertical="false" draw:type="left-right-arrow" draw:modifiers="656.24441513127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9.2cm" svg:height="0.5cm" svg:x="1cm" svg:y="2.4cm">
          <text:p text:style-name="P2"><text:s/>nlmsg_msg_size(payload)</text:p>
          <draw:enhanced-geometry svg:viewBox="0 0 21600 21600" draw:text-areas="?f5 ?f1 ?f6 ?f3" draw:mirror-horizontal="false" draw:mirror-vertical="false" draw:type="left-right-arrow" draw:modifiers="534.803602616349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30.5cm" svg:height="0.5cm" svg:x="1cm" svg:y="1.5cm">
          <text:p text:style-name="P2">nlmsg_total_size(payload)</text:p>
          <draw:enhanced-geometry svg:viewBox="0 0 21600 21600" draw:text-areas="?f5 ?f1 ?f6 ?f3" draw:mirror-horizontal="false" draw:mirror-vertical="false" draw:type="left-right-arrow" draw:modifiers="510.59309530835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5.3cm" svg:height="0.5cm" svg:x="8cm" svg:y="10.1cm">
          <text:p text:style-name="P2">hdrlen</text:p>
          <draw:enhanced-geometry svg:viewBox="0 0 21600 21600" draw:text-areas="?f5 ?f1 ?f6 ?f3" draw:mirror-horizontal="false" draw:mirror-vertical="false" draw:type="left-right-arrow" draw:modifiers="2876.74023769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5.6cm" svg:height="0.5cm" svg:x="14.6cm" svg:y="10.1cm">
          <text:p text:style-name="P2">nlmsg_attrlen(nlh, hdrlen)</text:p>
          <draw:enhanced-geometry svg:viewBox="0 0 21600 21600" draw:text-areas="?f5 ?f1 ?f6 ?f3" draw:mirror-horizontal="false" draw:mirror-vertical="false" draw:type="left-right-arrow" draw:modifiers="1004.19453282254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8cm" svg:y1="1cm" svg:x2="8cm" svg:y2="17.6cm">
          <text:p/>
        </draw:line>
        <draw:line draw:style-name="gr6" draw:text-style-name="P1" draw:layer="layout" svg:x1="14.6cm" svg:y1="1cm" svg:x2="14.6cm" svg:y2="27cm">
          <text:p/>
        </draw:line>
        <draw:line draw:style-name="gr6" draw:text-style-name="P1" draw:layer="layout" svg:x1="28.9cm" svg:y1="1cm" svg:x2="28.9cm" svg:y2="27cm">
          <text:p/>
        </draw:line>
        <draw:line draw:style-name="gr6" draw:text-style-name="P1" draw:layer="layout" svg:x1="30.2cm" svg:y1="1cm" svg:x2="30.2cm" svg:y2="27cm">
          <text:p/>
        </draw:line>
        <draw:custom-shape draw:style-name="gr7" draw:text-style-name="P1" draw:layer="layout" svg:width="3.1cm" svg:height="25.3cm" draw:transform="rotate (-1.57079632679579) translate (32cm 7.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3.1cm" svg:height="16.5cm" draw:transform="rotate (-1.57079632679579) translate (30.5cm 14.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3" draw:layer="layout" svg:width="5.3cm" svg:height="2.5cm" svg:x="14.6cm" svg:y="22.1cm">
          <text:p text:style-name="P3">Header</text:p>
          <text:p text:style-name="P3">(struct nlatt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2.5cm" svg:x="19.9cm" svg:y="22.1cm">
          <text:p text:style-name="P3">Pad</text:p>
          <text:p text:style-name="P3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7.7cm" svg:height="2.5cm" svg:x="21.2cm" svg:y="22.1cm">
          <text:p text:style-name="P3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2.5cm" svg:x="28.9cm" svg:y="22.1cm">
          <text:p text:style-name="P3">Pad</text:p>
          <text:p text:style-name="P3">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4.3cm" svg:height="0.5cm" svg:x="14.6cm" svg:y="19.6cm">
          <text:p text:style-name="P2">nlattr-&gt;nla_len</text:p>
          <draw:enhanced-geometry svg:viewBox="0 0 21600 21600" draw:text-areas="?f5 ?f1 ?f6 ?f3" draw:mirror-horizontal="false" draw:mirror-vertical="false" draw:type="left-right-arrow" draw:modifiers="1064.8206419131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14.6cm" svg:y="20.3cm">
          <text:p text:style-name="P2">NLA_HDRLEN</text:p>
          <draw:enhanced-geometry svg:viewBox="0 0 21600 21600" draw:text-areas="?f5 ?f1 ?f6 ?f3" draw:mirror-horizontal="false" draw:mirror-vertical="false" draw:type="left-right-arrow" draw:modifiers="2310.19542493562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9cm" svg:height="0.5cm" svg:x="21.2cm" svg:y="20.3cm">
          <text:p text:style-name="P2"><text:s/>NLA_ALIGN(payload)</text:p>
          <draw:enhanced-geometry svg:viewBox="0 0 21600 21600" draw:text-areas="?f5 ?f1 ?f6 ?f3" draw:mirror-horizontal="false" draw:mirror-vertical="false" draw:type="left-right-arrow" draw:modifiers="1711.0098877902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27.6cm" svg:y1="1cm" svg:x2="27.6cm" svg:y2="27cm">
          <text:p/>
        </draw:line>
        <draw:line draw:style-name="gr6" draw:text-style-name="P1" draw:layer="layout" svg:x1="21.2cm" svg:y1="1cm" svg:x2="21.2cm" svg:y2="27cm">
          <text:p/>
        </draw:line>
        <draw:line draw:style-name="gr6" draw:text-style-name="P1" draw:layer="layout" svg:x1="13.3cm" svg:y1="1cm" svg:x2="13.3cm" svg:y2="17.6cm">
          <text:p/>
        </draw:line>
        <draw:line draw:style-name="gr6" draw:text-style-name="P1" draw:layer="layout" svg:x1="31.5cm" svg:y1="1cm" svg:x2="31.5cm" svg:y2="17.6cm">
          <text:p/>
        </draw:line>
        <draw:line draw:style-name="gr9" draw:text-style-name="P1" draw:layer="layout" svg:x1="37.5cm" svg:y1="4cm" svg:x2="41cm" svg:y2="4cm">
          <text:p/>
        </draw:line>
        <draw:line draw:style-name="gr9" draw:text-style-name="P1" draw:layer="layout" svg:x1="37.5cm" svg:y1="6.4cm" svg:x2="41cm" svg:y2="6.4cm">
          <text:p/>
        </draw:line>
        <draw:custom-shape draw:style-name="gr5" draw:text-style-name="P2" draw:layer="layout" svg:width="30.5cm" svg:height="0.5cm" svg:x="1cm" svg:y="7cm">
          <text:p text:style-name="P2">nlmsg_next(nlh)</text:p>
          <draw:enhanced-geometry svg:viewBox="0 0 21600 21600" draw:text-areas="0 ?f0 ?f5 ?f2" draw:mirror-horizontal="false" draw:mirror-vertical="false" draw:type="right-arrow" draw:modifiers="21095.072292711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cm" svg:height="0.5cm" svg:x="1cm" svg:y="7.8cm">
          <text:p text:style-name="P2">nlmsg_data(nlh)</text:p>
          <draw:enhanced-geometry svg:viewBox="0 0 21600 21600" draw:text-areas="0 ?f0 ?f5 ?f2" draw:mirror-horizontal="false" draw:mirror-vertical="false" draw:type="right-arrow" draw:modifiers="19477.331809741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cm" svg:height="0.5cm" svg:x="-4.5cm" svg:y="11.5cm">
          <text:p text:style-name="P2">nlmsg_data(nlh)</text:p>
          <draw:enhanced-geometry svg:viewBox="0 0 21600 21600" draw:text-areas="?f5 ?f1 ?f6 ?f3" draw:mirror-horizontal="false" draw:mirror-vertical="false" draw:type="left-right-arrow" draw:modifiers="2209.0558491644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8cm" svg:y="14cm">
          <text:p text:style-name="P2">nlmsg_attrdata(nlh, hdrlen)</text:p>
          <draw:enhanced-geometry svg:viewBox="0 0 21600 21600" draw:text-areas="0 ?f0 ?f5 ?f2" draw:mirror-horizontal="false" draw:mirror-vertical="false" draw:type="right-arrow" draw:modifiers="19263.626723223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5.6cm" svg:height="0.5cm" svg:x="14.6cm" svg:y="18.2cm">
          <text:p text:style-name="P2">nla_total_size(payload)</text:p>
          <draw:enhanced-geometry svg:viewBox="0 0 21600 21600" draw:text-areas="?f5 ?f1 ?f6 ?f3" draw:mirror-horizontal="false" draw:mirror-vertical="false" draw:type="left-right-arrow" draw:modifiers="976.091276200244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4.3cm" svg:height="0.5cm" svg:x="14.6cm" svg:y="18.9cm">
          <text:p text:style-name="P2">nla_attr_size(payload)</text:p>
          <draw:enhanced-geometry svg:viewBox="0 0 21600 21600" draw:text-areas="?f5 ?f1 ?f6 ?f3" draw:mirror-horizontal="false" draw:mirror-vertical="false" draw:type="left-right-arrow" draw:modifiers="1078.4140969163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14.6cm" svg:y="25cm">
          <text:p text:style-name="P2"><text:s/>nla_data(nla)</text:p>
          <draw:enhanced-geometry svg:viewBox="0 0 21600 21600" draw:text-areas="0 ?f0 ?f5 ?f2" draw:mirror-horizontal="false" draw:mirror-vertical="false" draw:type="right-arrow" draw:modifiers="19263.626723223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.7cm" svg:height="0.5cm" svg:x="21.2cm" svg:y="21.1cm">
          <text:p text:style-name="P2">nla_len(nla)</text:p>
          <draw:enhanced-geometry svg:viewBox="0 0 21600 21600" draw:text-areas="?f5 ?f1 ?f6 ?f3" draw:mirror-horizontal="false" draw:mirror-vertical="false" draw:type="left-right-arrow" draw:modifiers="1999.84417608103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5.6cm" svg:height="0.5cm" svg:x="14.6cm" svg:y="25.9cm">
          <text:p text:style-name="P2"><text:s/>nla_next(nla)</text:p>
          <draw:enhanced-geometry svg:viewBox="0 0 21600 21600" draw:text-areas="0 ?f0 ?f5 ?f2" draw:mirror-horizontal="false" draw:mirror-vertical="false" draw:type="right-arrow" draw:modifiers="20604.52535093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Predeterminado">
        <draw:custom-shape draw:style-name="gr1" draw:text-style-name="P3" draw:layer="layout" svg:width="5.688cm" svg:height="2.5cm" svg:x="1cm" svg:y="5.8cm">
          <text:p text:style-name="P3">nlmsghd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2.5cm" svg:x="6.688cm" svg:y="5.8cm">
          <text:p text:style-name="P3">P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3cm" svg:height="2.5cm" svg:x="8cm" svg:y="5.8cm">
          <text:p text:style-name="P3">Paylo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2.5cm" svg:x="21cm" svg:y="5.8cm">
          <text:p text:style-name="P3">Pa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2.5cm" svg:x="22.3cm" svg:y="5.8cm">
          <text:p text:style-name="P3">nlmsghd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cm" svg:height="2.5cm" svg:x="8cm" svg:y="10.9cm">
          <text:p text:style-name="P3">Family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2.5cm" svg:x="13.3cm" svg:y="10.9cm">
          <text:p text:style-name="P3">Pa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2.5cm" svg:x="14.6cm" svg:y="10.9cm">
          <text:p text:style-name="P3">Attribut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2.5cm" svg:x="21cm" svg:y="10.9cm">
          <text:p text:style-name="P3">Pa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0.5cm" svg:x="1cm" svg:y="4.9cm">
          <text:p text:style-name="P2">nlmsg_data(nlh)</text:p>
          <draw:enhanced-geometry svg:viewBox="0 0 21600 21600" draw:text-areas="?f5 ?f1 ?f6 ?f3" draw:mirror-horizontal="false" draw:mirror-vertical="false" draw:type="left-right-arrow" draw:modifiers="2209.0558491644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1.3cm" svg:height="0.5cm" svg:x="1cm" svg:y="3.3cm">
          <text:p text:style-name="P2">nlmsg_next(nlh)</text:p>
          <draw:enhanced-geometry svg:viewBox="0 0 21600 21600" draw:text-areas="?f5 ?f1 ?f6 ?f3" draw:mirror-horizontal="false" draw:mirror-vertical="false" draw:type="left-right-arrow" draw:modifiers="726.05042016806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2.95cm" svg:height="0.5cm" svg:x="8cm" svg:y="4.9cm">
          <text:p text:style-name="P2">nlmsg_len(nlh)</text:p>
          <draw:enhanced-geometry svg:viewBox="0 0 21600 21600" draw:text-areas="?f5 ?f1 ?f6 ?f3" draw:mirror-horizontal="false" draw:mirror-vertical="false" draw:type="left-right-arrow" draw:modifiers="1109.1035441278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0cm" svg:height="0.5cm" svg:x="1cm" svg:y="4cm">
          <text:p text:style-name="P2"><text:s/>nlmsg_msg_size(payload)</text:p>
          <draw:enhanced-geometry svg:viewBox="0 0 21600 21600" draw:text-areas="?f5 ?f1 ?f6 ?f3" draw:mirror-horizontal="false" draw:mirror-vertical="false" draw:type="left-right-arrow" draw:modifiers="773.241337933103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1.3cm" svg:height="0.5cm" svg:x="1cm" svg:y="2.5cm">
          <text:p text:style-name="P2">nlmsg_total_size(payload)</text:p>
          <draw:enhanced-geometry svg:viewBox="0 0 21600 21600" draw:text-areas="?f5 ?f1 ?f6 ?f3" draw:type="left-right-arrow" draw:modifiers="726.05042016806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5.3cm" svg:height="0.5cm" svg:x="8cm" svg:y="14.2cm">
          <text:p text:style-name="P2">hdrlen</text:p>
          <draw:enhanced-geometry svg:viewBox="0 0 21600 21600" draw:text-areas="?f5 ?f1 ?f6 ?f3" draw:mirror-horizontal="false" draw:mirror-vertical="false" draw:type="left-right-arrow" draw:modifiers="2876.740237691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7.7cm" svg:height="0.5cm" svg:x="13.3cm" svg:y="14.2cm">
          <text:p text:style-name="P2">nlmsg_attrlen(nlh, hdrlen)</text:p>
          <draw:enhanced-geometry svg:viewBox="0 0 21600 21600" draw:text-areas="?f5 ?f1 ?f6 ?f3" draw:mirror-horizontal="false" draw:mirror-vertical="false" draw:type="left-right-arrow" draw:modifiers="2039.11180366186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6cm" svg:height="0.5cm" svg:x="8cm" svg:y="15cm">
          <text:p text:style-name="P2">nlmsg_attrdata(nlh, hdrlen)</text:p>
          <draw:enhanced-geometry svg:viewBox="0 0 21600 21600" draw:text-areas="?f5 ?f1 ?f6 ?f3" draw:type="left-right-arrow" draw:modifiers="2310.19542493562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8cm" svg:y1="1cm" svg:x2="8cm" svg:y2="17.6cm">
          <text:p/>
        </draw:line>
        <draw:line draw:style-name="gr6" draw:text-style-name="P1" draw:layer="layout" svg:x1="13.3cm" svg:y1="1cm" svg:x2="13.3cm" svg:y2="17.6cm">
          <text:p/>
        </draw:line>
        <draw:line draw:style-name="gr6" draw:text-style-name="P1" draw:layer="layout" svg:x1="14.6cm" svg:y1="1cm" svg:x2="14.6cm" svg:y2="17.6cm">
          <text:p/>
        </draw:line>
        <draw:line draw:style-name="gr6" draw:text-style-name="P1" draw:layer="layout" svg:x1="21cm" svg:y1="1cm" svg:x2="21cm" svg:y2="17.6cm">
          <text:p/>
        </draw:line>
        <draw:line draw:style-name="gr6" draw:text-style-name="P1" draw:layer="layout" svg:x1="22.3cm" svg:y1="1cm" svg:x2="22.3cm" svg:y2="17.6cm">
          <text:p/>
        </draw:line>
        <draw:custom-shape draw:style-name="gr7" draw:text-style-name="P1" draw:layer="layout" svg:width="3.1cm" svg:height="16.5cm" draw:transform="rotate (-1.57079632679579) translate (23.5cm 8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opacity draw:name="Transparency_20_1" draw:display-name="Transparency 1" draw:style="linear" draw:start="100%" draw:end="0%" draw:angle="9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nrgar </meta:initial-creator>
    <meta:creation-date>2011-01-23T23:28:07</meta:creation-date>
    <dc:date>2011-01-24T01:34:18</dc:date>
    <dc:creator>enrgar </dc:creator>
    <meta:editing-duration>PT02H06M12S</meta:editing-duration>
    <meta:editing-cycles>71</meta:editing-cycles>
    <meta:generator>OpenOffice.org/3.2$Unix OpenOffice.org_project/320m19$Build-9505</meta:generator>
    <meta:document-statistic meta:object-count="109"/>
  </office:meta>
</office:document-meta>
</file>